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ambria"/>
    </style:style>
    <style:style style:name="P2" style:family="paragraph" style:parent-style-name="Standard">
      <style:text-properties style:font-name="Cambria" fo:font-weight="bold" style:font-weight-asian="bold" style:font-weight-complex="bold"/>
    </style:style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 style:list-style-name="L10"/>
    <style:style style:name="P6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M</text:p>
      <text:list xml:id="list3170942719857975379" text:style-name="L1">
        <text:list-item>
          <text:p text:style-name="P1"><text:span text:style-name="T1">Issue</text:span>:</text:p>
        </text:list-item>
      </text:list>
      <text:list xml:id="list1127953960817155957" text:style-name="L11">
        <text:list-item>
          <text:p text:style-name="P6"><text:span text:style-name="T2">Field was not visible when fetching value for example “ownerid” of “jkmoving_moves” entity.</text:span></text:p>
        </text:list-item>
      </text:list>
      <text:list xml:id="list35256715" text:continue-list="list3170942719857975379" text:style-name="L1">
        <text:list-item>
          <text:p text:style-name="P1"><text:span text:style-name="T1">Analysis</text:span>:</text:p>
        </text:list-item>
      </text:list>
      <text:list xml:id="list94776582134274496" text:style-name="L7">
        <text:list-item>
          <text:p text:style-name="P3">On a basic analysis we found that issue occured due to “ownerid” field was of different type but was not able to found that how to resolve it.</text:p>
        </text:list-item>
      </text:list>
      <text:list xml:id="list35249905" text:continue-list="list35256715" text:style-name="L1">
        <text:list-item>
          <text:p text:style-name="P1"><text:span text:style-name="T1">Solution</text:span>:</text:p>
        </text:list-item>
      </text:list>
      <text:list xml:id="list3715322138068119894" text:style-name="L8">
        <text:list-item>
          <text:p text:style-name="P4"><text:span text:style-name="T2">As mentioned in below link, it is a type of “lookup” field which is supposed to be handeled separately.</text:span></text:p>
        </text:list-item>
      </text:list>
      <text:list xml:id="list35258512" text:continue-list="list35249905" text:style-name="L1">
        <text:list-item>
          <text:list>
            <text:list-header>
              <text:p text:style-name="P1"><text:a xlink:type="simple" xlink:href="https://docs.microsoft.com/en-us/aspnet/web-api/overview/odata-support-in-aspnet-web-api/using-select-expand-and-value" text:style-name="Internet_20_link" text:visited-style-name="Visited_20_Internet_20_Link">https://docs.microsoft.com/en-us/aspnet/web-api/overview/odata-support-in-aspnet-web-api/using-select-expand-and-value</text:a></text:p>
            </text:list-header>
          </text:list>
        </text:list-item>
      </text:list>
      <text:list xml:id="list4056593088050321188" text:style-name="L10">
        <text:list-item>
          <text:p text:style-name="P5"><text:span text:style-name="T2">So, we can add $expand='ownerid' in CRM's REST Web API query and it will provide the required output. Although, in case to read the details of that field we need to handle it separatel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08T15:05:45.57</dc:date>
    <meta:editing-duration>PT13M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105" meta:character-count="678"/>
  </office:meta>
</office:document-meta>
</file>